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text-properties fo:color="#008080"/>
    </style:style>
    <style:style style:name="P3" style:family="paragraph" style:parent-style-name="Text_20_body" style:list-style-name="L3">
      <style:text-properties fo:color="#008080" fo:font-weight="bold"/>
    </style:style>
    <style:style style:name="P4" style:family="paragraph" style:parent-style-name="Text_20_body" style:list-style-name="L8">
      <style:text-properties fo:color="#008080" fo:font-weight="bold"/>
    </style:style>
    <style:style style:name="P5" style:family="paragraph" style:parent-style-name="Text_20_body" style:list-style-name="L10">
      <style:text-properties fo:color="#008080" fo:font-weight="bold"/>
    </style:style>
    <style:style style:name="P6" style:family="paragraph" style:parent-style-name="Text_20_body" style:list-style-name="L12">
      <style:text-properties fo:color="#008080" fo:font-weight="bold"/>
    </style:style>
    <style:style style:name="P7" style:family="paragraph" style:parent-style-name="Text_20_body" style:list-style-name="L14">
      <style:text-properties fo:color="#008080" fo:font-weight="bold"/>
    </style:style>
    <style:style style:name="P8" style:family="paragraph" style:parent-style-name="Text_20_body" style:list-style-name="L5">
      <style:text-properties fo:color="#008080"/>
    </style:style>
    <style:style style:name="P9" style:family="paragraph" style:parent-style-name="Text_20_body" style:list-style-name="L9">
      <style:text-properties fo:color="#008080"/>
    </style:style>
    <style:style style:name="P10" style:family="paragraph" style:parent-style-name="Text_20_body" style:list-style-name="L11">
      <style:text-properties fo:color="#008080"/>
    </style:style>
    <style:style style:name="P11" style:family="paragraph" style:parent-style-name="Text_20_body" style:list-style-name="L13">
      <style:text-properties fo:color="#008080"/>
    </style:style>
    <style:style style:name="P12" style:family="paragraph" style:parent-style-name="Text_20_body" style:list-style-name="L6">
      <style:text-properties fo:color="#008080" fo:background-color="#ffff00"/>
    </style:style>
    <style:style style:name="P13" style:family="paragraph" style:parent-style-name="Text_20_body" style:list-style-name="L7">
      <style:text-properties fo:color="#008080" fo:background-color="#ffff00"/>
    </style:style>
    <style:style style:name="P14" style:family="paragraph" style:parent-style-name="Text_20_body" style:list-style-name="L4">
      <style:text-properties fo:color="#008080" fo:background-color="#ffff00"/>
    </style:style>
    <style:style style:name="P15" style:family="paragraph" style:parent-style-name="Text_20_body" style:list-style-name="L2">
      <style:paragraph-properties fo:margin-top="0cm" fo:margin-bottom="0cm"/>
      <style:text-properties fo:color="#008080"/>
    </style:style>
    <style:style style:name="P16" style:family="paragraph" style:parent-style-name="Text_20_body" style:list-style-name="L4">
      <style:paragraph-properties fo:margin-top="0cm" fo:margin-bottom="0cm"/>
      <style:text-properties fo:color="#008080"/>
    </style:style>
    <style:style style:name="P17" style:family="paragraph" style:parent-style-name="Text_20_body" style:list-style-name="L9">
      <style:paragraph-properties fo:margin-top="0cm" fo:margin-bottom="0cm"/>
      <style:text-properties fo:color="#008080"/>
    </style:style>
    <style:style style:name="P18" style:family="paragraph" style:parent-style-name="Text_20_body" style:list-style-name="L13">
      <style:paragraph-properties fo:margin-top="0cm" fo:margin-bottom="0cm"/>
      <style:text-properties fo:color="#008080"/>
    </style:style>
    <style:style style:name="P19" style:family="paragraph" style:parent-style-name="Text_20_body" style:list-style-name="L7">
      <style:paragraph-properties fo:margin-top="0cm" fo:margin-bottom="0cm"/>
      <style:text-properties fo:color="#008080" fo:background-color="#ffff00"/>
    </style:style>
    <style:style style:name="P20" style:family="paragraph" style:parent-style-name="Text_20_body" style:list-style-name="L2">
      <style:paragraph-properties fo:margin-top="0cm" fo:margin-bottom="0cm"/>
      <style:text-properties fo:color="#008080" fo:background-color="#ffff00"/>
    </style:style>
    <style:style style:name="P21" style:family="paragraph" style:parent-style-name="Text_20_body" style:list-style-name="L4">
      <style:paragraph-properties fo:margin-top="0cm" fo:margin-bottom="0cm"/>
      <style:text-properties fo:color="#008080" fo:background-color="#ffff00"/>
    </style:style>
    <style:style style:name="P22" style:family="paragraph" style:parent-style-name="Text_20_body" style:list-style-name="L5">
      <style:paragraph-properties fo:margin-top="0cm" fo:margin-bottom="0cm"/>
      <style:text-properties fo:color="#008080" fo:background-color="#ffff00"/>
    </style:style>
    <style:style style:name="T1" style:family="text">
      <style:text-properties fo:font-weight="bold"/>
    </style:style>
    <style:style style:name="T2" style:family="text">
      <style:text-properties fo:color="#008080"/>
    </style:style>
    <style:style style:name="T3" style:family="text">
      <style:text-properties fo:color="#008080" fo:font-weight="bold"/>
    </style:style>
    <style:style style:name="T4" style:family="text">
      <style:text-properties fo:color="#008080" fo:font-style="normal" fo:font-weight="normal"/>
    </style:style>
    <style:style style:name="T5" style:family="text">
      <style:text-properties fo:color="#008080" fo:font-style="normal" fo:font-weight="normal" fo:background-color="#ffff00"/>
    </style:style>
    <style:style style:name="T6" style:family="text">
      <style:text-properties fo:font-style="normal"/>
    </style:style>
    <style:style style:name="T7" style:family="text">
      <style:text-properties fo:background-color="#ffff00"/>
    </style:style>
    <style:style style:name="T8" style:family="text">
      <style:text-properties fo:font-weight="normal"/>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4">//Trechos </text:span><text:span text:style-name="T5">realçados em amarelo</text:span><text:span text:style-name="T4"> são partes que já foram escritas na documentação final.</text:span></text:p>
      <text:p text:style-name="Text_20_body"/>
      <text:list xml:id="list37176714" text:style-name="L1">
        <text:list-item>
          <text:p text:style-name="P1"><text:a xlink:type="simple" xlink:href="http://pt.wikipedia.org/wiki/Design_instrucional"><text:span text:style-name="T3">Projeto instrucional</text:span></text:a><text:span text:style-name="T2"> (ou engenharia pedagógica) </text:span></text:p>
        </text:list-item>
      </text:list>
      <text:list xml:id="list37196755" text:style-name="L2">
        <text:list-item>
          <text:p text:style-name="P20">Análise do público alvo: Uma análise das habilidades já dominadas pelos potenciais usuários do jogo e um mapeamento de tais habilidades para os conteúdos a serem trabalhados com o apoio do jogo. </text:p>
        </text:list-item>
        <text:list-item>
          <text:p text:style-name="P20">Pré-requisitos: Identificação dos conhecimentos supostamente já adquiridos pelo jogador antes de seu primeiro contato com o jogo e necessários para um bom desempenho em uma sessão do jogo. </text:p>
        </text:list-item>
        <text:list-item>
          <text:p text:style-name="P20">Objetivos educacionais gerais do jogo (exemplo: fomentar a soma mental de números inteiros de 1 e 2 dígitos) </text:p>
        </text:list-item>
        <text:list-item>
          <text:p text:style-name="P15">Objetivos educacionais específicos do jogo: Objetivos definidos em termos de desempenho no jogo, que devem contemplar, pelo menos, (1) as tarefas a serem avaliadas, (2) as condições sob as quais tais tarefas serão executadas e (3) o nível de desempenho necessário para alcançar minimamente os objetivos educacionais propostos. </text:p>
        </text:list-item>
        <text:list-item>
          <text:p text:style-name="P15">Itens de avaliação: Para cada objetivo educacional devem ser elaborados itens de avaliação. No caso de jogos educacionais, itens de avaliação são, muitas vezes, incorporados no próprio jogo na forma de atividades com mapeamento direto para objetivos específicos de aprendizagem. </text:p>
        </text:list-item>
        <text:list-item>
          <text:p text:style-name="P2">Estratégia de apresentação: Uma vez concluída a análise do público alvo, definidos os objetivos de aprendizagem e caracterizados as avaliações a serem incorporadas no jogo, é possível estabelecer como os conteúdos educacionais serão apresentados ao jogador com o intuito de melhor apoiá-lo na realização exitosa das tarefas executadas para fins de avaliação. Na maioria dos jogos educacionais, a estratégia de apresentação irá orientar muitas decisões sobre a experiência de jogo a ser vivida pelo jogador. A mecânica e a narrativa do jogo também irão refletir a estratégia de apresentação. </text:p>
        </text:list-item>
      </text:list>
      <text:list xml:id="list37204698" text:style-name="L3">
        <text:list-item>
          <text:p text:style-name="P3">Projeto do Jogo </text:p>
        </text:list-item>
      </text:list>
      <text:list xml:id="list37190733" text:style-name="L4">
        <text:list-item>
          <text:p text:style-name="P16">R<text:span text:style-name="T7">esumo executivo: </text:span></text:p>
          <text:list>
            <text:list-item>
              <text:p text:style-name="P21">Conceito do jogo: Duas ou três frases para caracterizar a ideia indutora da proposta do jogo que norteará todo o processo de desenvolvimento. </text:p>
            </text:list-item>
            <text:list-item>
              <text:p text:style-name="P21">Tipo de jogo: Indicação da categoria na qual melhor se enquadra o jogo (jogo de ação, aventura, estratégia, tabuleiro, ...) </text:p>
            </text:list-item>
            <text:list-item>
              <text:p text:style-name="P16"><text:span text:style-name="T7">Descrição do jogo em nível de abstração mais elevado: Visão panorâmica do jogo com indicação sobre como se pretende implementar o conceito do jogo</text:span>. </text:p>
            </text:list-item>
          </text:list>
        </text:list-item>
        <text:list-item>
          <text:p text:style-name="P16">M<text:span text:style-name="T7">ecânica do jogo: </text:span></text:p>
          <text:list>
            <text:list-item>
              <text:p text:style-name="P21">Mundo: descrição do “mundo virtual” a ser criado pelo jogo, muitas vezes composto por diferentes níveis concebidos em torno de um tema ou conceito. A cada nível está, em geral, associado um objetivo específico. </text:p>
            </text:list-item>
            <text:list-item>
              <text:p text:style-name="P21">Experiência do jogador: Descrição das ações apoiadas necessárias para a execução das tarefas, o seu impacto sobre o mundo do jogo e formas de realimentação. Modos de jogar: Descrição dos diferentes modos de jogar apoiados pelo jogo e os desafios associados a cada um deles. </text:p>
            </text:list-item>
            <text:list-item>
              <text:p text:style-name="P21">Fluxo do jogo: Descrição sobre as possíveis formas de progressão do jogador no jogo. Identificação de gatilhos de mudança de nível, no caso de múltiplos níveis. Indicação sobre como os itens de avaliação serão integrados ao jogo. </text:p>
            </text:list-item>
            <text:list-item>
              <text:p text:style-name="P21">Tipos de personagens: Se o jogo envolve personagens, então é preciso descrevê-los e indicar quais podem ser assumidos pelo jogador e quais são animados pelo jogo. </text:p>
            </text:list-item>
            <text:list-item>
              <text:p text:style-name="P14">Objetos: Descrição de elementos estáticos e dinâmicos a serem utilizados e suas funções no jogo. </text:p>
            </text:list-item>
          </text:list>
        </text:list-item>
      </text:list>
      <text:list xml:id="list37199825" text:style-name="L5">
        <text:list-item>
          <text:p text:style-name="P22"><text:soft-page-break/>Funcionalidades da interface de usuário: Descrição dos elementos da interface que darão acesso às funcionalidades do jogo e a maneira como tais elementos serão disponibilizadas ao jogador. </text:p>
        </text:list-item>
        <text:list-item>
          <text:p text:style-name="P8"><text:span text:style-name="T7">Narrativa: As histórias de fundo para personagens e ações do jogador eventualmente explicitadas durante uma sessão do jog</text:span>o.</text:p>
        </text:list-item>
      </text:list>
      <text:list xml:id="list37198683" text:style-name="L6">
        <text:list-item>
          <text:p text:style-name="P12"><text:span text:style-name="T1">Arte gráfica e áudio</text:span> </text:p>
        </text:list-item>
      </text:list>
      <text:list xml:id="list37193064" text:style-name="L7">
        <text:list-item>
          <text:p text:style-name="P19">Interface gráfica: Esboços de telas e elementos de tela, esquema de cores, fontes de letra, … a serem utilizados na elaboração do jogo. </text:p>
        </text:list-item>
        <text:list-item>
          <text:p text:style-name="P19">Elementos do jogo: Esboços de personagens e objetos utilizados no jogo. Descrição da forma de animação dos elementos dinâmicos. </text:p>
        </text:list-item>
        <text:list-item>
          <text:p text:style-name="P13">Sons e música: Identificação de efeitos sonoros e de música de fundo necessários para agregar valor à experiência do usuário durante o jogo. </text:p>
        </text:list-item>
      </text:list>
      <text:list xml:id="list37176433" text:style-name="L8">
        <text:list-item>
          <text:p text:style-name="P4">Programação </text:p>
        </text:list-item>
      </text:list>
      <text:list xml:id="list37197368" text:style-name="L9">
        <text:list-item>
          <text:p text:style-name="P17">De<text:span text:style-name="T7">tecção de colisões: Indicar os elementos do jogo para os quais é necessário detectar colisões entre eles e a maneira como tais colisões precisam ser tratada</text:span>s. </text:p>
        </text:list-item>
        <text:list-item>
          <text:p text:style-name="P17">Código: Indicação sobre a estruturação do código e as convenções de programação a serem adotadas nas atividades de programação do jogo. </text:p>
        </text:list-item>
        <text:list-item>
          <text:p text:style-name="P9">Coleta e análise de dados do processo de aprendizagem: Indicação de eventuais necessidades de coleta de dados de natureza educacional, da frequência de tais coletas e da forma de armazenamento de dados coletados. </text:p>
        </text:list-item>
      </text:list>
      <text:list xml:id="list37200106" text:style-name="L10">
        <text:list-item>
          <text:p text:style-name="P5">Análise dos dados coletados durante o processo de aprendizagem </text:p>
        </text:list-item>
      </text:list>
      <text:list xml:id="list37206706" text:style-name="L11">
        <text:list-item>
          <text:p text:style-name="P10">Modelo para a análise de dados: Indicação sobre como os dados coletados a longo de uma sessão de jogo relacionados ao processo de aprendizagem serão trabalhados e analisados. </text:p>
        </text:list-item>
      </text:list>
      <text:list xml:id="list37179887" text:style-name="L12">
        <text:list-item>
          <text:p text:style-name="P6">Logística </text:p>
        </text:list-item>
      </text:list>
      <text:list xml:id="list37185517" text:style-name="L13">
        <text:list-item>
          <text:p text:style-name="P18">R<text:span text:style-name="T7">ecursos humanos: Inventário das competências dos membros do grupo. Distribuição de atribuições e alocação de responsabilidades. Indicação do líder de projeto que terá a palavra final em questões em que não há consenso no grup</text:span>o. </text:p>
        </text:list-item>
        <text:list-item>
          <text:p text:style-name="P11">Planejamento: Encontros do grupo para socializar novos conhecimentos, distribuição de tarefas, sincronização de atividades, ... </text:p>
        </text:list-item>
      </text:list>
      <text:list xml:id="list37205636" text:style-name="L14">
        <text:list-item>
          <text:p text:style-name="P7">R<text:span text:style-name="T7">eferências bibliográfica</text:span>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2H09M09S</meta:editing-duration>
    <meta:editing-cycles>4</meta:editing-cycles>
    <meta:generator>BrOffice.org/3.1$Win32 OpenOffice.org_project/310m19$Build-9420</meta:generator>
    <dc:date>2010-06-26T17:18:19.50</dc:date>
    <meta:document-statistic meta:table-count="0" meta:image-count="0" meta:object-count="0" meta:page-count="2" meta:paragraph-count="35" meta:word-count="825" meta:character-count="5191"/>
    <meta:user-defined meta:name="Info 1"/>
    <meta:user-defined meta:name="Info 2"/>
    <meta:user-defined meta:name="Info 3"/>
    <meta:user-defined meta:name="Info 4"/>
  </office:meta>
</office:document-meta>
</file>